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d87" officeooo:paragraph-rsid="00046d87"/>
    </style:style>
    <style:style style:name="P2" style:family="paragraph" style:parent-style-name="Standard">
      <style:text-properties officeooo:paragraph-rsid="000a121c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0a121c"/>
    </style:style>
    <style:style style:name="P4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01f468" officeooo:paragraph-rsid="0001f468"/>
    </style:style>
    <style:style style:name="P5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046d87" officeooo:paragraph-rsid="00046d87"/>
    </style:style>
    <style:style style:name="P6" style:family="paragraph" style:parent-style-name="Text_20_body">
      <style:text-properties officeooo:rsid="0001f468" officeooo:paragraph-rsid="0001f468"/>
    </style:style>
    <style:style style:name="P7" style:family="paragraph" style:parent-style-name="Text_20_body">
      <style:text-properties officeooo:paragraph-rsid="0001f468"/>
    </style:style>
    <style:style style:name="P8" style:family="paragraph" style:parent-style-name="Text_20_body">
      <style:text-properties officeooo:rsid="0002755d" officeooo:paragraph-rsid="0002755d"/>
    </style:style>
    <style:style style:name="P9" style:family="paragraph" style:parent-style-name="Text_20_body">
      <style:text-properties officeooo:rsid="00046d87" officeooo:paragraph-rsid="00046d87"/>
    </style:style>
    <style:style style:name="P10" style:family="paragraph" style:parent-style-name="Text_20_body">
      <style:text-properties style:text-underline-style="solid" style:text-underline-width="auto" style:text-underline-color="font-color" officeooo:rsid="00046d87" officeooo:paragraph-rsid="00046d87"/>
    </style:style>
    <style:style style:name="P11" style:family="paragraph" style:parent-style-name="Text_20_body">
      <style:text-properties officeooo:paragraph-rsid="00046d87"/>
    </style:style>
    <style:style style:name="P12" style:family="paragraph" style:parent-style-name="Text_20_body">
      <style:text-properties officeooo:rsid="0007747f" officeooo:paragraph-rsid="0007747f"/>
    </style:style>
    <style:style style:name="P13" style:family="paragraph" style:parent-style-name="Text_20_body">
      <style:text-properties officeooo:rsid="000a121c" officeooo:paragraph-rsid="000a121c"/>
    </style:style>
    <style:style style:name="P14" style:family="paragraph" style:parent-style-name="Preformatted_20_Text">
      <style:text-properties officeooo:rsid="0001f468" officeooo:paragraph-rsid="0001f468"/>
    </style:style>
    <style:style style:name="P15" style:family="paragraph" style:parent-style-name="Standard">
      <style:text-properties officeooo:rsid="000cc607" officeooo:paragraph-rsid="000cc607"/>
    </style:style>
    <style:style style:name="P16" style:family="paragraph" style:parent-style-name="Standard">
      <style:text-properties officeooo:paragraph-rsid="000a121c"/>
    </style:style>
    <style:style style:name="P17" style:family="paragraph" style:parent-style-name="Standard">
      <style:text-properties fo:color="#800000" officeooo:rsid="000cc607" officeooo:paragraph-rsid="000cc607"/>
    </style:style>
    <style:style style:name="P18" style:family="paragraph" style:parent-style-name="Text_20_body" style:list-style-name="L1"/>
    <style:style style:name="P19" style:family="paragraph" style:parent-style-name="Text_20_body" style:list-style-name="L2">
      <style:text-properties officeooo:paragraph-rsid="00046d87"/>
    </style:style>
    <style:style style:name="P20" style:family="paragraph" style:parent-style-name="Text_20_body" style:list-style-name="L3"/>
    <style:style style:name="T1" style:family="text">
      <style:text-properties officeooo:rsid="0001f468"/>
    </style:style>
    <style:style style:name="T2" style:family="text">
      <style:text-properties officeooo:rsid="00097234"/>
    </style:style>
    <style:style style:name="T3" style:family="text">
      <style:text-properties officeooo:rsid="000a121c"/>
    </style:style>
    <style:style style:name="T4" style:family="text">
      <style:text-properties fo:color="#8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85953321495283122" text:style-name="L1">
        <text:list-item>
          <text:p text:style-name="P18">Explicar: ¿qué significa “estar alineado”?</text:p>
        </text:list-item>
      </text:list>
      <text:p text:style-name="P6">Que la direccion de memoria del primer byte es mutiplo de la lineacion.</text:p>
      <text:p text:style-name="P6">Por ejemplo, alineado a 4 significa que la direccion de memoria del primer byyte es multiplo de 4</text:p>
      <text:p text:style-name="P6"/>
      <text:p text:style-name="P6"/>
      <text:list xml:id="list193847170198217" text:continue-numbering="true" text:style-name="L1">
        <text:list-item>
          <text:p text:style-name="P18">Mostrar la sintaxis de C/GCC para alinear a 32 bits el arreglo <text:span text:style-name="Emphasis">kstack</text:span> anterior.</text:p>
        </text:list-item>
      </text:list>
      <text:p text:style-name="P14"><text:span text:style-name="Source_20_Text">unsigned char kstack[8192] </text:span>__attribute__((aligned(4)));</text:p>
      <text:p text:style-name="P14"/>
      <text:p text:style-name="P14"/>
      <text:list xml:id="list193846417341526" text:continue-numbering="true" text:style-name="L1">
        <text:list-item>
          <text:p text:style-name="P18">¿A qué valor se está inicializando <text:span text:style-name="Emphasis">kstack</text:span>? ¿Varía entre la versión C y la versión ASM? (Leer la documentación de <text:span text:style-name="Emphasis">as</text:span> sobre la directiva <text:a xlink:type="simple" xlink:href="https://sourceware.org/binutils/docs/as/Space.html" text:style-name="Internet_20_link" text:visited-style-name="Visited_20_Internet_20_Link"><text:span text:style-name="Source_20_Text">.space</text:span></text:a>.)</text:p>
        </text:list-item>
      </text:list>
      <text:h text:style-name="Heading_20_3" text:outline-level="3"><text:span text:style-name="Source_20_Text">.space </text:span><text:span text:style-name="Source_20_Text"><text:span text:style-name="Variable">size</text:span></text:span><text:span text:style-name="Source_20_Text"> , </text:span><text:span text:style-name="Source_20_Text"><text:span text:style-name="Variable">fill </text:span></text:span><text:span text:style-name="Source_20_Text"><text:span text:style-name="Variable"><text:span text:style-name="T1">inicializa size bytes con el valor fill. Si se omite fill, se rellena con 0;</text:span></text:span></text:span></text:h>
      <text:p text:style-name="Text_20_body"><text:span text:style-name="Variable"/></text:p>
      <text:p text:style-name="P7"><text:span text:style-name="Variable"><text:span text:style-name="T1">En el caso de c no se rellena con nada, tiene el valor que tenia la memoria en ese momento.</text:span></text:span></text:p>
      <text:p text:style-name="Text_20_body"/>
      <text:list xml:id="list193847976474887" text:continue-numbering="true" text:style-name="L1">
        <text:list-item>
          <text:p text:style-name="P18">Explicar la diferencia entre las directivas <text:a xlink:type="simple" xlink:href="https://sourceware.org/binutils/docs/as/Align.html" text:style-name="Internet_20_link" text:visited-style-name="Visited_20_Internet_20_Link"><text:span text:style-name="Source_20_Text">.align</text:span></text:a> y <text:a xlink:type="simple" xlink:href="https://sourceware.org/binutils/docs/as/P2align.html" text:style-name="Internet_20_link" text:visited-style-name="Visited_20_Internet_20_Link"><text:span text:style-name="Source_20_Text">.p2align</text:span></text:a> de <text:span text:style-name="Emphasis">as</text:span>, y mostrar cómo alinear el stack del kernel a 4 KiB usando cada una de ellas.</text:p>
        </text:list-item>
      </text:list>
      <text:p text:style-name="Text_20_body"/>
      <text:p text:style-name="Text_20_body">.<text:span text:style-name="T1">align n → alinea el stack a n bytes</text:span></text:p>
      <text:p text:style-name="Text_20_body">.<text:span text:style-name="T1">p2align n → alinea el stack a 2^n bytes</text:span></text:p>
      <text:p text:style-name="Text_20_body"/>
      <text:p text:style-name="P6">Para alinear 4Kb <text:s/>se puede usar <text:s text:c="3"/>.align 4096 <text:s text:c="2"/>o <text:s/>.p2align 12</text:p>
      <text:p text:style-name="P6"/>
      <text:p text:style-name="P4"/>
      <text:p text:style-name="P6"/>
      <text:p text:style-name="P8">(gdb) p $esp</text:p>
      <text:p text:style-name="P8">$1 = (void *) 0x104ff4</text:p>
      <text:p text:style-name="P8">(gdb) p $eip</text:p>
      <text:p text:style-name="P8">$2 = (void (*)()) 0x100200 &lt;kmain&gt;</text:p>
      <text:p text:style-name="P10">Valores del stack</text:p>
      <text:p text:style-name="P9">(gdb) x/100x $esp</text:p>
      <text:p text:style-name="P9">0x104ff4:<text:tab/>0x0010002a<text:tab/>0x00009500<text:tab/>0x00000000<text:tab/>0x6e72656b</text:p>
      <text:p text:style-name="P9"><text:soft-page-break/>0x105004:<text:tab/>0x71002032<text:tab/>0x00756d65<text:tab/>0x00000000<text:tab/>0x00000000</text:p>
      <text:p text:style-name="P5"/>
      <text:p text:style-name="P9"/>
      <text:p text:style-name="P1">Mostrar cómo implementar la misma concatenación, de manera correcta, usando <text:a xlink:type="simple" xlink:href="http://man7.org/linux/man-pages/man3/strcat.3.html" text:style-name="Internet_20_link" text:visited-style-name="Visited_20_Internet_20_Link"><text:span text:style-name="Source_20_Text">strncat(3)</text:span></text:a>.</text:p>
      <text:p text:style-name="P1"/>
      <text:p text:style-name="P1">Para obtener un comportamineto similar hay que hacer</text:p>
      <text:p text:style-name="P1"/>
      <text:p text:style-name="P1">strncat(dest , src, sizeof(dest) – strlen(dest) – 1);</text:p>
      <text:p text:style-name="P1"/>
      <text:p text:style-name="P1"/>
      <text:list xml:id="list21809122106597712" text:style-name="L2">
        <text:list-item>
          <text:p text:style-name="P19">Explicar cómo se comporta <text:a xlink:type="simple" xlink:href="https://www.freebsd.org/cgi/man.cgi?query=strlcat&amp;sektion=3" text:style-name="Internet_20_link" text:visited-style-name="Visited_20_Internet_20_Link"><text:span text:style-name="Source_20_Text">strlcat(3)</text:span></text:a> si, erróneamente, se declarase <text:span text:style-name="Emphasis">buf</text:span> con tamaño</text:p>
          <text:p text:style-name="P19">12. ¿Introduce algún error el código?</text:p>
        </text:list-item>
      </text:list>
      <text:p text:style-name="P11"/>
      <text:p text:style-name="P12">Solamente guardara en buf los caracteres que entren (contando el \0). Los demas no se tienen en cuenta. <text:span text:style-name="T2">Sin embargo no se produce ningun error, y al imprimir buf se imprimiran menos caracteres de lo esperado.</text:span></text:p>
      <text:list xml:id="list8648527104554208295" text:style-name="L3">
        <text:list-item>
          <text:p text:style-name="P20">Compilar el siguiente programa, y explicar por qué se imprimen dos líneas distintas, en lugar de la misma dos veces:</text:p>
        </text:list-item>
      </text:list>
      <text:p text:style-name="P9"/>
      <text:p text:style-name="P9"/>
      <text:p text:style-name="P13">sizeof buf = 256</text:p>
      <text:p text:style-name="P13">sizeof buf = 8</text:p>
      <text:p text:style-name="P2"><text:span text:style-name="T3">Se imprimen dos lineas distintas porque en la funcion </text:span><text:span text:style-name="Source_20_Text">void printf_sizeof_buf(char buf[256]) </text:span><text:span text:style-name="Source_20_Text"><text:span text:style-name="T3">se recibe un puntero char (aunque diga char[256])</text:span></text:span></text:p>
      <text:p text:style-name="P2"><text:span text:style-name="Source_20_Text"/></text:p>
      <text:p text:style-name="P2"><text:span text:style-name="Source_20_Text"><text:span text:style-name="T3">Por lo tanto, en la segunda linea se imprime el tamanio de un puntero. Esto siginifica que </text:span></text:span><text:span text:style-name="Source_20_Text">char *buf y <text:s/>char buf[​] </text:span><text:span text:style-name="Source_20_Text"><text:span text:style-name="T3">recibidos en una funcion son lo mismo.</text:span></text:span></text:p>
      <text:p text:style-name="P2"><text:span text:style-name="Source_20_Text"/></text:p>
      <text:p text:style-name="P2"><text:span text:style-name="Source_20_Text"><text:span text:style-name="T3">En la primer linea se imprime la cantidad de bytes del buffer, porque no es un puntero, se creo en el stack.</text:span></text:span></text:p>
      <text:p text:style-name="P3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A continuación, mostrar con objdump -d el código generado por GCC para la siguiente llamada a </text:span><text:span text:style-name="Source_20_Text"><text:span text:style-name="Emphasis">vga_write2()</text:span></text:span><text:span text:style-name="Source_20_Text"> desde la función principal:</text:span></text:p>
      <text:p text:style-name="P2"><text:span text:style-name="Source_20_Text"/></text:p>
      <text:p text:style-name="P15">00100104 &lt;kmain&gt;:</text:p>
      <text:p text:style-name="P15"><text:s text:c="2"/>100104:<text:tab/>55 <text:s text:c="18"/><text:tab/>push <text:s text:c="2"/>%ebp</text:p>
      <text:p text:style-name="P15"><text:s text:c="2"/>100105:<text:tab/>89 e5 <text:s text:c="15"/><text:tab/>mov <text:s text:c="3"/>%esp,%ebp</text:p>
      <text:p text:style-name="P15"><text:s text:c="2"/>100107:<text:tab/>83 ec 0c <text:s text:c="12"/><text:tab/>sub <text:s text:c="3"/>$0xc,%esp</text:p>
      <text:p text:style-name="P15"><text:s text:c="2"/>10010a:<text:tab/>6a 70 <text:s text:c="15"/><text:tab/>push <text:s text:c="2"/>$0x70</text:p>
      <text:p text:style-name="P15"><text:soft-page-break/><text:s text:c="2"/>10010c:<text:tab/>6a 08 <text:s text:c="15"/><text:tab/>push <text:s text:c="2"/>$0x8</text:p>
      <text:p text:style-name="P15"><text:s text:c="2"/>10010e:<text:tab/>68 31 09 10 00 <text:s text:c="6"/><text:tab/>push <text:s text:c="2"/>$0x100931</text:p>
      <text:p text:style-name="P15"><text:s text:c="2"/>100113:<text:tab/>e8 23 00 00 00 <text:s text:c="6"/><text:tab/>call <text:s text:c="2"/>10013b &lt;vga_write&gt;</text:p>
      <text:p text:style-name="P15"><text:s text:c="2"/>100118:<text:tab/>e8 e3 fe ff ff <text:s text:c="6"/><text:tab/>call <text:s text:c="2"/>100000 &lt;two_stacks&gt;</text:p>
      <text:p text:style-name="P15"><text:s text:c="2"/>10011d:<text:tab/>e8 7c ff ff ff <text:s text:c="6"/><text:tab/>call <text:s text:c="2"/>10009e &lt;two_stacks_c&gt;</text:p>
      <text:p text:style-name="P15"><text:s text:c="2"/><text:span text:style-name="T4">100122:<text:tab/>b9 e0 00 00 00 <text:s text:c="6"/><text:tab/>mov <text:s text:c="3"/>$0xe0,%ecx</text:span></text:p>
      <text:p text:style-name="P17"><text:s text:c="2"/>100127:<text:tab/>ba 12 00 00 00 <text:s text:c="6"/><text:tab/>mov <text:s text:c="3"/>$0x12,%edx</text:p>
      <text:p text:style-name="P17"><text:s text:c="2"/>10012c:<text:tab/>b8 4c 09 10 00 <text:s text:c="6"/><text:tab/>mov <text:s text:c="3"/>$0x10094c,%eax</text:p>
      <text:p text:style-name="P17"><text:s text:c="2"/>100131:<text:tab/>e8 5b ff ff ff <text:s text:c="6"/><text:tab/>call <text:s text:c="2"/>100091 &lt;vga_write2&gt;</text:p>
      <text:p text:style-name="P15"><text:s text:c="2"/>100136:<text:tab/>83 c4 10 <text:s text:c="12"/><text:tab/>add <text:s text:c="3"/>$0x10,%esp</text:p>
      <text:p text:style-name="P15"><text:s text:c="2"/>100139:<text:tab/>c9 <text:s text:c="18"/><text:tab/>leave <text:s/></text:p>
      <text:p text:style-name="P15"><text:s text:c="2"/>10013a:<text:tab/>c3 <text:s text:c="18"/><text:tab/>ret <text:s/></text:p>
      <text:p text:style-name="P15"/>
      <text:p text:style-name="P15">Se ve que guarda los parametros en los registros y no en la p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9:01:19.193690039</meta:creation-date>
    <dc:date>2018-06-03T19:38:45.872135370</dc:date>
    <meta:editing-duration>PT21M3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527" meta:character-count="3250" meta:non-whitespace-character-count="2473"/>
  </office:meta>
</office:document-meta>
</file>